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9812F21.png"/>
  <manifest:file-entry manifest:media-type="image/png" manifest:full-path="Pictures/1000000000000320000002585C39BAEF.png"/>
  <manifest:file-entry manifest:media-type="image/png" manifest:full-path="Pictures/100000000000031A00000253E3C857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1.886cm"/>
    </style:style>
    <style:style style:name="pr6" style:family="presentation" style:parent-style-name="lyt-bluelinesgrad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color="#00ffff"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ANONYMOUS</text:p>
          </draw:text-box>
        </draw:frame>
        <draw:frame presentation:style-name="pr2" draw:text-style-name="P1" draw:layer="layout" svg:width="25.199cm" svg:height="11.886cm" svg:x="1.4cm" svg:y="6.014cm" presentation:class="subtitle">
          <draw:text-box>
            <text:p text:style-name="P1">Russell Miller</text:p>
            <text:p text:style-name="P1">2 November 2011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ANONYMOUS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header>
                <text:p text:style-name="P2"/>
                <text:p text:style-name="P2">Who are they?</text:p>
                <text:p text:style-name="P2">What activities have they carried out?</text:p>
                <text:p text:style-name="P2">How does the press react?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ANONYMOUS</text:p>
          </draw:text-box>
        </draw:frame>
        <draw:frame presentation:style-name="pr5" draw:text-style-name="P2" draw:layer="layout" svg:width="25.199cm" svg:height="11.886cm" svg:x="1.27cm" svg:y="5.894cm" presentation:class="outline" presentation:user-transformed="true">
          <draw:text-box>
            <text:list text:style-name="L2">
              <text:list-header>
                <text:p text:style-name="P2"/>
                <text:p text:style-name="P2">Are they all bad?</text:p>
                <text:p text:style-name="P2">Who here wants to join?</text:p>
                <text:p text:style-name="P2">Can we stop them?</text:p>
                <text:p text:style-name="P2">We need groups like this.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ONYMOUS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header>
                <text:p>References:</text:p>
              </text:list-header>
              <text:list-item>
                <text:p>WIRED article - “Threat Level”</text:p>
                <text:p><text:span text:style-name="T1"><text:a xlink:href="http://www.wired.com/threatlevel/2008/09/palin-hacker-gr/">http://www.wired.com/threatlevel/2008/09/palin-hacker-gr/</text:a></text:span></text:p>
              </text:list-item>
              <text:list-item>
                <text:p><text:span text:style-name="T2">Baltimore CityPaper - “Serious Business”</text:span></text:p>
                <text:p><text:span text:style-name="T1"><text:a xlink:href="http://www2.citypaper.com/columns/story.asp?id=15543">http://www2.citypaper.com/columns/story.asp?id=15543</text:a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E3C857B3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dark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4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ussell Miller</meta:initial-creator>
    <meta:creation-date>2011-11-02T15:14:57</meta:creation-date>
    <meta:editing-duration>PT5H19M51S</meta:editing-duration>
    <meta:editing-cycles>3</meta:editing-cycles>
    <dc:date>2011-11-02T20:34:09</dc:date>
    <dc:creator>Russell Miller</dc:creator>
    <meta:generator>OpenOffice.org/3.3$Unix OpenOffice.org_project/330m20$Build-9567</meta:generator>
    <meta:document-statistic meta:object-count="70"/>
  </office:meta>
</office:document-meta>
</file>